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5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)" office:value-type="float" office:value="91900">
            <text:p>9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G3];[.G31])" office:value-type="float" office:value="57900">
            <text:p>579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34000">
            <text:p>34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/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office:value-type="float" office:value="12400">
            <text:p>12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office:value-type="float" office:value="11000">
            <text:p>1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11900">
            <text:p>119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table:number-columns-repeated="2"/>
          <table:table-cell table:style-name="ce2" table:formula="of:=SUM([.B31:.F31])" office:value-type="float" office:value="21700">
            <text:p>21700</text:p>
          </table:table-cell>
          <table:table-cell table:formula="of:=SUM([.B56:.F56])" office:value-type="float" office:value="1127.15121136174">
            <text:p>1127.151211361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1127.15121136174">
            <text:p>1127.15121136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30000">
            <text:p>3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table:number-columns-repeated="2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table:number-columns-repeated="3"/>
          <table:table-cell table:formula="of:=SUM([.C56:.F56])" office:value-type="float" office:value="716.040100250627">
            <text:p>716.04010025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table:number-columns-repeated="3"/>
          <table:table-cell table:formula="of:=SUM([.B56:.F56])" office:value-type="float" office:value="1127.15121136174">
            <text:p>1127.1512113617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 table:number-columns-repeated="4"/>
          <table:table-cell table:formula="of:=SUM([.B56:.F56])" office:value-type="float" office:value="1127.15121136174">
            <text:p>1127.1512113617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 table:number-columns-repeated="4"/>
          <table:table-cell table:formula="of:=SUM([.B56:.E56])" office:value-type="float" office:value="1127.15121136174">
            <text:p>1127.1512113617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E56])" office:value-type="float" office:value="1127.15121136174">
            <text:p>1127.1512113617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716.040100250627">
            <text:p>716.0401002506</text:p>
          </table:table-cell>
          <table:table-cell table:style-name="ce57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716.040100250627">
            <text:p>716.040100250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)" office:value-type="float" office:value="411.111111111111">
            <text:p>411.111111111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716.040100250627">
            <text:p>716.040100250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E56])" office:value-type="float" office:value="411.111111111111">
            <text:p>411.111111111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7" office:value-type="float" office:value="0">
            <text:p>0</text:p>
          </table:table-cell>
          <table:table-cell table:formula="of:=[.F31]/19" office:value-type="float" office:value="0">
            <text:p>0</text:p>
          </table:table-cell>
          <table:table-cell/>
          <table:table-cell table:style-name="ce2" table:formula="of:=SUM([.H31:.H55])" office:value-type="float" office:value="21720.8020050125">
            <text:p>21720.8020050125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4/13/2016</text:date>, <text:time>11:1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3T11:19:21</dc:date>
    <meta:editing-duration>P6DT4H49M35S</meta:editing-duration>
    <meta:editing-cycles>2228</meta:editing-cycles>
    <meta:generator>OpenOffice/4.1.1$Unix OpenOffice.org_project/411m6$Build-9775</meta:generator>
    <dc:creator>Hasmik Dabaghyan</dc:creator>
    <meta:document-statistic meta:table-count="13" meta:cell-count="5455" meta:object-count="0"/>
  </office:meta>
</office:document-meta>
</file>